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7/styles.xml" manifest:media-type="text/xml"/>
  <manifest:file-entry manifest:full-path="Object 67/meta.xml" manifest:media-type="text/xml"/>
  <manifest:file-entry manifest:full-path="Object 67/content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59" style:family="paragraph" style:parent-style-name="Standard">
      <style:text-properties style:font-name="Liberation Serif" officeooo:rsid="001113ed" officeooo:paragraph-rsid="001113ed"/>
    </style:style>
    <style:style style:name="P60" style:family="paragraph" style:parent-style-name="Standard">
      <style:text-properties style:font-name="Liberation Serif" officeooo:rsid="00146fdd" officeooo:paragraph-rsid="00146fdd"/>
    </style:style>
    <style:style style:name="P61" style:family="paragraph" style:parent-style-name="Standard">
      <style:text-properties style:font-name="Liberation Serif" officeooo:rsid="00146fdd" officeooo:paragraph-rsid="001816b6"/>
    </style:style>
    <style:style style:name="P62" style:family="paragraph" style:parent-style-name="Standard">
      <style:text-properties style:font-name="Liberation Serif" officeooo:rsid="00146fdd" officeooo:paragraph-rsid="001944bd"/>
    </style:style>
    <style:style style:name="P63" style:family="paragraph" style:parent-style-name="Standard">
      <style:text-properties style:font-name="Liberation Serif" officeooo:rsid="001944bd" officeooo:paragraph-rsid="001944bd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02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06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10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27" style:family="paragraph" style:parent-style-name="Standard">
      <style:text-properties officeooo:rsid="00146fdd" officeooo:paragraph-rsid="001816b6"/>
    </style:style>
    <style:style style:name="P128" style:family="paragraph" style:parent-style-name="Standard">
      <style:text-properties officeooo:rsid="00146fdd" officeooo:paragraph-rsid="001944bd"/>
    </style:style>
    <style:style style:name="P129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30" style:family="paragraph" style:parent-style-name="Standard">
      <style:text-properties officeooo:paragraph-rsid="002ec8d4"/>
    </style:style>
    <style:style style:name="P131" style:family="paragraph" style:parent-style-name="Standard">
      <style:text-properties officeooo:paragraph-rsid="0074aa46"/>
    </style:style>
    <style:style style:name="P132" style:family="paragraph" style:parent-style-name="Standard">
      <style:text-properties officeooo:paragraph-rsid="0079f35b"/>
    </style:style>
    <style:style style:name="P133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34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35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38" style:family="paragraph" style:parent-style-name="Table_20_Contents">
      <style:text-properties officeooo:rsid="001bd6d8" officeooo:paragraph-rsid="001bd6d8"/>
    </style:style>
    <style:style style:name="P139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40" style:family="paragraph" style:parent-style-name="Table_20_Contents">
      <style:paragraph-properties fo:text-align="end" style:justify-single-word="false"/>
    </style:style>
    <style:style style:name="P141" style:family="paragraph" style:parent-style-name="Table_20_Contents">
      <style:paragraph-properties fo:text-align="start" style:justify-single-word="false"/>
    </style:style>
    <style:style style:name="P142" style:family="paragraph" style:parent-style-name="Table_20_Contents">
      <style:text-properties officeooo:rsid="001c9de3" officeooo:paragraph-rsid="001c9de3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44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45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69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170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171" style:family="paragraph" style:parent-style-name="Standard">
      <style:paragraph-properties fo:text-align="start" style:justify-single-word="false"/>
      <style:text-properties style:font-name="Liberation Serif" officeooo:rsid="009b0dae" officeooo:paragraph-rsid="009b0dae"/>
    </style:style>
    <style:style style:name="P172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73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74" style:family="paragraph" style:parent-style-name="Standard">
      <style:paragraph-properties fo:text-align="start" style:justify-single-word="false"/>
      <style:text-properties style:font-name="Liberation Serif" officeooo:rsid="009e7747" officeooo:paragraph-rsid="009e7747"/>
    </style:style>
    <style:style style:name="P175" style:family="paragraph" style:parent-style-name="Standard">
      <style:paragraph-properties fo:text-align="start" style:justify-single-word="false"/>
      <style:text-properties style:font-name="Liberation Serif" officeooo:rsid="00a12238" officeooo:paragraph-rsid="00a12238"/>
    </style:style>
    <style:style style:name="P176" style:family="paragraph" style:parent-style-name="Standard">
      <style:paragraph-properties fo:text-align="start" style:justify-single-word="false"/>
      <style:text-properties style:font-name="Liberation Serif" officeooo:rsid="00a28acf" officeooo:paragraph-rsid="00a28acf"/>
    </style:style>
    <style:style style:name="P177" style:family="paragraph" style:parent-style-name="Standard">
      <style:paragraph-properties fo:text-align="start" style:justify-single-word="false"/>
      <style:text-properties style:font-name="Liberation Serif" officeooo:rsid="00a28acf" officeooo:paragraph-rsid="00a52e32"/>
    </style:style>
    <style:style style:name="P178" style:family="paragraph" style:parent-style-name="Standard">
      <style:paragraph-properties fo:text-align="start" style:justify-single-word="false"/>
      <style:text-properties style:font-name="Liberation Serif" officeooo:rsid="00a30a7f" officeooo:paragraph-rsid="00a30a7f"/>
    </style:style>
    <style:style style:name="P179" style:family="paragraph" style:parent-style-name="Standard">
      <style:paragraph-properties fo:text-align="start" style:justify-single-word="false"/>
      <style:text-properties style:font-name="Liberation Serif" officeooo:rsid="00a69ea8" officeooo:paragraph-rsid="00a69ea8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officeooo:rsid="007890e3"/>
    </style:style>
    <style:style style:name="T61" style:family="text">
      <style:text-properties officeooo:rsid="0078ae39"/>
    </style:style>
    <style:style style:name="T62" style:family="text">
      <style:text-properties officeooo:rsid="0079f35b"/>
    </style:style>
    <style:style style:name="T63" style:family="text">
      <style:text-properties officeooo:rsid="007cdc20"/>
    </style:style>
    <style:style style:name="T64" style:family="text">
      <style:text-properties officeooo:rsid="007e9927"/>
    </style:style>
    <style:style style:name="T65" style:family="text">
      <style:text-properties officeooo:rsid="008980c4"/>
    </style:style>
    <style:style style:name="T66" style:family="text">
      <style:text-properties officeooo:rsid="008a36e2"/>
    </style:style>
    <style:style style:name="T67" style:family="text">
      <style:text-properties officeooo:rsid="008af5f5"/>
    </style:style>
    <style:style style:name="T68" style:family="text">
      <style:text-properties officeooo:rsid="008d6ef4"/>
    </style:style>
    <style:style style:name="T69" style:family="text">
      <style:text-properties officeooo:rsid="008ef787"/>
    </style:style>
    <style:style style:name="T70" style:family="text">
      <style:text-properties style:font-name="Liberation Serif1" officeooo:rsid="008ef787" style:font-name-asian="Liberation Serif1" style:font-name-complex="Liberation Serif1"/>
    </style:style>
    <style:style style:name="T71" style:family="text">
      <style:text-properties officeooo:rsid="0090ad07"/>
    </style:style>
    <style:style style:name="T72" style:family="text">
      <style:text-properties officeooo:rsid="00911ae0"/>
    </style:style>
    <style:style style:name="T73" style:family="text">
      <style:text-properties officeooo:rsid="0092dc70"/>
    </style:style>
    <style:style style:name="T74" style:family="text">
      <style:text-properties officeooo:rsid="0099bfd7"/>
    </style:style>
    <style:style style:name="T75" style:family="text">
      <style:text-properties style:text-position="0% 100%"/>
    </style:style>
    <style:style style:name="T76" style:family="text">
      <style:text-properties style:text-position="0% 100%" officeooo:rsid="009c9016"/>
    </style:style>
    <style:style style:name="T77" style:family="text">
      <style:text-properties style:text-position="0% 100%" officeooo:rsid="009e7747"/>
    </style:style>
    <style:style style:name="T78" style:family="text">
      <style:text-properties style:text-position="0% 100%" officeooo:rsid="009f5bbf"/>
    </style:style>
    <style:style style:name="T79" style:family="text">
      <style:text-properties style:text-position="0% 100%" officeooo:rsid="00a1b1a9"/>
    </style:style>
    <style:style style:name="T80" style:family="text">
      <style:text-properties style:text-position="0% 100%" officeooo:rsid="00a30a7f"/>
    </style:style>
    <style:style style:name="T81" style:family="text">
      <style:text-properties style:text-position="0% 100%" officeooo:rsid="00a52e32"/>
    </style:style>
    <style:style style:name="T82" style:family="text">
      <style:text-properties officeooo:rsid="00a3e5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23">Задача 1.</text:p>
      <text:p text:style-name="P23"/>
      <text:p text:style-name="P23"><draw:frame draw:style-name="fr1" draw:name="Object1" text:anchor-type="as-char" svg:y="-0.619cm" svg:width="1.602cm" svg:height="0.998cm" draw:z-index="4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9"/>
      <text:p text:style-name="P60">Задача 2.</text:p>
      <text:p text:style-name="P60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33">S</text:p>
          </table:table-cell>
          <table:table-cell table:style-name="Table1.A1" office:value-type="string">
            <text:p text:style-name="P134">V</text:p>
          </table:table-cell>
          <table:table-cell table:style-name="Table1.A1" office:value-type="string">
            <text:p text:style-name="P143">v</text:p>
          </table:table-cell>
          <table:table-cell table:style-name="Table1.D1" office:value-type="string">
            <text:p text:style-name="P136"><draw:frame draw:style-name="fr1" draw:name="Object9" text:anchor-type="as-char" svg:y="-0.619cm" svg:width="1.184cm" svg:height="0.99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4">900</text:p>
          </table:table-cell>
          <table:table-cell table:style-name="Table1.A2" office:value-type="string">
            <text:p text:style-name="P134">16</text:p>
          </table:table-cell>
          <table:table-cell table:style-name="Table1.A2" office:value-type="string">
            <text:p text:style-name="P134">4</text:p>
          </table:table-cell>
          <table:table-cell table:style-name="Table1.D2" office:value-type="string">
            <text:p text:style-name="P137">75</text:p>
          </table:table-cell>
        </table:table-row>
        <table:table-row>
          <table:table-cell table:style-name="Table1.A2" office:value-type="string">
            <text:p text:style-name="P134">300</text:p>
          </table:table-cell>
          <table:table-cell table:style-name="Table1.A2" office:value-type="string">
            <text:p text:style-name="P134">15</text:p>
          </table:table-cell>
          <table:table-cell table:style-name="Table1.A2" office:value-type="string">
            <text:p text:style-name="P134">3</text:p>
          </table:table-cell>
          <table:table-cell table:style-name="Table1.D2" office:value-type="string">
            <text:p text:style-name="P137">25</text:p>
          </table:table-cell>
        </table:table-row>
        <table:table-row>
          <table:table-cell table:style-name="Table1.A2" office:value-type="string">
            <text:p text:style-name="P134">350</text:p>
          </table:table-cell>
          <table:table-cell table:style-name="Table1.A2" office:value-type="string">
            <text:p text:style-name="P134">14</text:p>
          </table:table-cell>
          <table:table-cell table:style-name="Table1.A2" office:value-type="string">
            <text:p text:style-name="P134">3,5</text:p>
          </table:table-cell>
          <table:table-cell table:style-name="Table1.D2" office:value-type="string">
            <text:p text:style-name="P136"><draw:frame draw:style-name="fr1" draw:name="Object11" text:anchor-type="as-char" svg:y="-0.619cm" svg:width="0.974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4">210</text:p>
          </table:table-cell>
          <table:table-cell table:style-name="Table1.A2" office:value-type="string">
            <text:p text:style-name="P134">12</text:p>
          </table:table-cell>
          <table:table-cell table:style-name="Table1.A2" office:value-type="string">
            <text:p text:style-name="P134">3,1</text:p>
          </table:table-cell>
          <table:table-cell table:style-name="Table1.D2" office:value-type="string">
            <text:p text:style-name="P136"><draw:frame draw:style-name="fr1" draw:name="Object12" text:anchor-type="as-char" svg:y="-0.619cm" svg:width="1.189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34">120</text:p>
          </table:table-cell>
          <table:table-cell table:style-name="Table1.A2" office:value-type="string">
            <text:p text:style-name="P134">13,5</text:p>
          </table:table-cell>
          <table:table-cell table:style-name="Table1.A2" office:value-type="string">
            <text:p text:style-name="P136"><draw:frame draw:style-name="fr1" draw:name="Object10" text:anchor-type="as-char" svg:y="-0.619cm" svg:width="0.762cm" svg:height="0.99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36"><draw:frame draw:style-name="fr1" draw:name="Object13" text:anchor-type="as-char" svg:y="-0.619cm" svg:width="1.171cm" svg:height="0.998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60"/>
      <text:p text:style-name="P127"><text:span text:style-name="T1">Задача </text:span><text:span text:style-name="T2">3</text:span><text:span text:style-name="T1">.</text:span></text:p>
      <text:p text:style-name="P61"/>
      <text:p text:style-name="P61"><draw:frame draw:style-name="fr1" draw:name="Object14" text:anchor-type="as-char" svg:y="-0.619cm" svg:width="1.118cm" svg:height="0.998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1"/>
      <text:p text:style-name="P128"><text:span text:style-name="T1">Задача </text:span><text:span text:style-name="T3">4</text:span><text:span text:style-name="T1">.</text:span></text:p>
      <text:p text:style-name="P62"/>
      <text:p text:style-name="P128"><text:span text:style-name="T1"><draw:frame draw:style-name="fr1" draw:name="Object15" text:anchor-type="as-char" svg:y="-0.619cm" svg:width="1.221cm" svg:height="0.998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8"/>
          </table:table-cell>
          <table:table-cell table:style-name="Table2.B1" office:value-type="string">
            <text:p text:style-name="P138">250</text:p>
          </table:table-cell>
          <table:table-cell table:style-name="Table2.C1" office:value-type="string">
            <text:p text:style-name="P138">18</text:p>
          </table:table-cell>
        </table:table-row>
        <table:table-row>
          <table:table-cell table:style-name="Table2.A1" office:value-type="string">
            <text:p text:style-name="P139">-</text:p>
          </table:table-cell>
          <table:table-cell table:style-name="Table2.B2" office:value-type="string">
            <text:p text:style-name="P138">18</text:p>
          </table:table-cell>
          <table:table-cell table:style-name="Table2.A1" office:value-type="string">
            <text:p text:style-name="P138">1<text:span text:style-name="T7">3.(8)</text:span></text:p>
          </table:table-cell>
        </table:table-row>
        <table:table-row>
          <table:table-cell table:style-name="Table2.A1" office:value-type="string">
            <text:p text:style-name="P140">-</text:p>
          </table:table-cell>
          <table:table-cell table:style-name="Table2.A1" office:value-type="string">
            <text:p text:style-name="P141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38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40">-</text:p>
          </table:table-cell>
          <table:table-cell table:style-name="Table2.A1" office:value-type="string">
            <text:p text:style-name="P138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42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2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29"><text:soft-page-break/><text:span text:style-name="T1">§ </text:span><text:span text:style-name="T4">2</text:span></text:p>
      <text:p text:style-name="P24"/>
      <text:p text:style-name="P25">Задача 1.</text:p>
      <text:p text:style-name="P25"/>
      <text:p text:style-name="P64">a = b + c</text:p>
      <text:p text:style-name="P64"/>
      <text:p text:style-name="P25">Задача <text:span text:style-name="T8">2</text:span>.</text:p>
      <text:p text:style-name="P25"/>
      <text:p text:style-name="P64">S = k * n</text:p>
      <text:p text:style-name="P64"/>
      <text:p text:style-name="P25">Задача <text:span text:style-name="T8">3</text:span>.</text:p>
      <text:p text:style-name="P25"/>
      <text:p text:style-name="P64"><text:span text:style-name="T10">a</text:span> = b <text:span text:style-name="T10">+ c</text:span></text:p>
      <text:p text:style-name="P64"/>
      <text:p text:style-name="P64"><text:s/><text:span text:style-name="T9">Задача </text:span>4<text:span text:style-name="T9">.</text:span></text:p>
      <text:p text:style-name="P64"/>
      <text:p text:style-name="P64">S = v * t</text:p>
      <text:p text:style-name="P64"/>
      <text:p text:style-name="P64"><text:s/><text:span text:style-name="T9">Задача </text:span>5<text:span text:style-name="T9">.</text:span></text:p>
      <text:p text:style-name="P64"/>
      <text:p text:style-name="P64">p = m * n</text:p>
      <text:p text:style-name="P64"/>
      <text:p text:style-name="P3"/>
      <text:p text:style-name="P3">§ <text:span text:style-name="T11">3</text:span></text:p>
      <text:p text:style-name="P3"/>
      <text:p text:style-name="P26">Задача 1.</text:p>
      <text:p text:style-name="P26"/>
      <text:p text:style-name="P65">S = a * (a — b)</text:p>
      <text:p text:style-name="P65"/>
      <text:p text:style-name="P26">Задача <text:span text:style-name="T11">2</text:span>.</text:p>
      <text:p text:style-name="P26"/>
      <text:p text:style-name="P66">A = a * m + (a — b) * n</text:p>
      <text:p text:style-name="P65"/>
      <text:p text:style-name="P26">Задача <text:span text:style-name="T11">3</text:span>.</text:p>
      <text:p text:style-name="P26"/>
      <text:p text:style-name="P67">n = (m — a) + (m — b)</text:p>
      <text:p text:style-name="P67"/>
      <text:p text:style-name="P67"/>
      <text:p text:style-name="P4">§ <text:span text:style-name="T12">4</text:span></text:p>
      <text:p text:style-name="P67"/>
      <text:p text:style-name="P27">Задача 1.</text:p>
      <text:p text:style-name="P27"/>
      <text:p text:style-name="P75">b = 50a</text:p>
      <text:p text:style-name="P68"/>
      <text:p text:style-name="P27">Задача <text:span text:style-name="T12">2</text:span>.</text:p>
      <text:p text:style-name="P27"/>
      <text:p text:style-name="P75">p = 4a</text:p>
      <text:p text:style-name="P27"/>
      <text:p text:style-name="P27">Задача <text:span text:style-name="T12">3</text:span>.</text:p>
      <text:p text:style-name="P27"/>
      <text:p text:style-name="P68">p = 2a + 2b</text:p>
      <text:p text:style-name="P68"/>
      <text:p text:style-name="P27"><text:soft-page-break/>Задача <text:span text:style-name="T12">4</text:span>.</text:p>
      <text:p text:style-name="P27"/>
      <text:p text:style-name="P69"><text:span text:style-name="T15">c = 5</text:span>a <text:span text:style-name="T11">—</text:span> <text:span text:style-name="T15">b</text:span></text:p>
      <text:p text:style-name="P27"/>
      <text:p text:style-name="P28">Задача <text:span text:style-name="T13">5</text:span>.</text:p>
      <text:p text:style-name="P28"/>
      <text:p text:style-name="P70">a = <text:span text:style-name="T15">b + 2b</text:span></text:p>
      <text:p text:style-name="P70"/>
      <text:p text:style-name="P28">Задача <text:span text:style-name="T13">6</text:span>.</text:p>
      <text:p text:style-name="P28"/>
      <text:p text:style-name="P70">A = <text:span text:style-name="T15">a + 2a + 4a</text:span></text:p>
      <text:p text:style-name="P70"/>
      <text:p text:style-name="P28">Задача <text:span text:style-name="T13">7</text:span>.</text:p>
      <text:p text:style-name="P28"/>
      <text:p text:style-name="P77"><text:span text:style-name="T16">p </text:span>= <text:span text:style-name="T16">m — (</text:span>2m <text:span text:style-name="T11">—</text:span> n<text:span text:style-name="T16">)</text:span></text:p>
      <text:p text:style-name="P76"/>
      <text:p text:style-name="P29">Задача <text:span text:style-name="T14">8</text:span>.</text:p>
      <text:p text:style-name="P29"/>
      <text:p text:style-name="P72">p = <text:span text:style-name="T16">2</text:span>a <text:span text:style-name="T16">+ (a — b)</text:span></text:p>
      <text:p text:style-name="P71"/>
      <text:p text:style-name="P29">Задача <text:span text:style-name="T14">9</text:span>.</text:p>
      <text:p text:style-name="P29"/>
      <text:p text:style-name="P78">A =<draw:frame draw:style-name="fr1" draw:name="Object17" text:anchor-type="as-char" svg:y="-0.619cm" svg:width="0.497cm" svg:height="0.998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71"/>
      <text:p text:style-name="P29">Задача <text:span text:style-name="T14">10</text:span>.</text:p>
      <text:p text:style-name="P29"/>
      <text:p text:style-name="P71">N = 10a + b</text:p>
      <text:p text:style-name="P71"/>
      <text:p text:style-name="P29">Задача <text:span text:style-name="T14">11</text:span>.</text:p>
      <text:p text:style-name="P29"/>
      <text:p text:style-name="P71">n = 100a + 10b + c</text:p>
      <text:p text:style-name="P71"/>
      <text:p text:style-name="P29">Задача <text:span text:style-name="T14">12</text:span>.</text:p>
      <text:p text:style-name="P29"/>
      <text:p text:style-name="P74">a <text:span text:style-name="T16">+ b </text:span>= <text:span text:style-name="T16">2a — b</text:span></text:p>
      <text:p text:style-name="P73"/>
      <text:p text:style-name="P30">Задача <text:span text:style-name="T14">13</text:span>.</text:p>
      <text:p text:style-name="P30"/>
      <text:p text:style-name="P80">a <text:span text:style-name="T11">—</text:span> c = 2(b <text:span text:style-name="T11">—</text:span> 3c)</text:p>
      <text:p text:style-name="P79"/>
      <text:p text:style-name="P79"/>
      <text:p text:style-name="P5">§ <text:span text:style-name="T17">5</text:span></text:p>
      <text:p text:style-name="P5"/>
      <text:p text:style-name="P31">Задача 1.</text:p>
      <text:p text:style-name="P31"/>
      <text:p text:style-name="P81">4 * 4 = 2 * 2 * 2 * 2 = 16</text:p>
      <text:p text:style-name="P81"/>
      <text:p text:style-name="P31">Задача <text:span text:style-name="T18">2</text:span>.</text:p>
      <text:p text:style-name="P31"/>
      <text:p text:style-name="P31"><draw:frame draw:style-name="fr1" draw:name="Object18" text:anchor-type="as-char" svg:y="-0.437cm" svg:width="1.178cm" svg:height="0.527cm" draw:z-index="23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4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31"/>
      <text:p text:style-name="P32"><text:soft-page-break/>Задача <text:span text:style-name="T20">3</text:span>.</text:p>
      <text:p text:style-name="P32"/>
      <text:p text:style-name="P32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32"/>
      <text:p text:style-name="P33">Задача <text:span text:style-name="T21">4</text:span>.</text:p>
      <text:p text:style-name="P33"/>
      <text:p text:style-name="P82">a = 0;<draw:frame draw:style-name="fr1" draw:name="Object29" text:anchor-type="as-char" svg:y="-0.437cm" svg:width="0.556cm" svg:height="0.527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82"/>
      <text:p text:style-name="P34">Задача <text:span text:style-name="T22">5</text:span>.</text:p>
      <text:p text:style-name="P34"/>
      <text:p text:style-name="P83">Несправедливо.</text:p>
      <text:p text:style-name="P83"/>
      <text:p text:style-name="P34">Задача <text:span text:style-name="T22">6</text:span>.</text:p>
      <text:p text:style-name="P34"/>
      <text:p text:style-name="P34"><draw:frame draw:style-name="fr1" draw:name="Object31" text:anchor-type="as-char" svg:y="-0.681cm" svg:width="2.87cm" svg:height="1.148cm" draw:z-index="32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34"/>
      <text:p text:style-name="P34">Задача <text:span text:style-name="T22">7</text:span>.</text:p>
      <text:p text:style-name="P34"/>
      <text:p text:style-name="P34"><text:span text:style-name="T24">a = 25;</text:span><draw:frame draw:style-name="fr1" draw:name="Object34" text:anchor-type="as-char" svg:y="-0.437cm" svg:width="0.758cm" svg:height="0.527cm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34"/>
      <text:p text:style-name="P34">Задача <text:span text:style-name="T22">8</text:span>.</text:p>
      <text:p text:style-name="P3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4">a</text:p>
          </table:table-cell>
          <table:table-cell table:style-name="Table3.B1" office:value-type="string">
            <text:p text:style-name="P135"><draw:frame draw:style-name="fr1" draw:name="Object35" text:anchor-type="as-char" svg:y="-0.437cm" svg:width="2.117cm" svg:height="0.527cm" draw:z-index="4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44">1</text:p>
          </table:table-cell>
          <table:table-cell table:style-name="Table3.B2" office:value-type="string">
            <text:p text:style-name="P145">8</text:p>
          </table:table-cell>
        </table:table-row>
        <table:table-row>
          <table:table-cell table:style-name="Table3.A2" office:value-type="string">
            <text:p text:style-name="P144">2</text:p>
          </table:table-cell>
          <table:table-cell table:style-name="Table3.B2" office:value-type="string">
            <text:p text:style-name="P145">5</text:p>
          </table:table-cell>
        </table:table-row>
        <table:table-row>
          <table:table-cell table:style-name="Table3.A2" office:value-type="string">
            <text:p text:style-name="P144">3</text:p>
          </table:table-cell>
          <table:table-cell table:style-name="Table3.B2" office:value-type="string">
            <text:p text:style-name="P145">4</text:p>
          </table:table-cell>
        </table:table-row>
        <table:table-row>
          <table:table-cell table:style-name="Table3.A2" office:value-type="string">
            <text:p text:style-name="P144">4</text:p>
          </table:table-cell>
          <table:table-cell table:style-name="Table3.B2" office:value-type="string">
            <text:p text:style-name="P145">5</text:p>
          </table:table-cell>
        </table:table-row>
        <table:table-row>
          <table:table-cell table:style-name="Table3.A2" office:value-type="string">
            <text:p text:style-name="P144">5</text:p>
          </table:table-cell>
          <table:table-cell table:style-name="Table3.B2" office:value-type="string">
            <text:p text:style-name="P145">8</text:p>
          </table:table-cell>
        </table:table-row>
      </table:table>
      <text:p text:style-name="P130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46">a</text:p>
          </table:table-cell>
          <table:table-cell table:style-name="Table4.A1" office:value-type="string">
            <text:p text:style-name="P147"><draw:frame draw:style-name="fr1" draw:name="Object36" text:anchor-type="as-char" svg:y="-0.437cm" svg:width="0.554cm" svg:height="0.527cm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47"><draw:frame draw:style-name="fr1" draw:name="Object37" text:anchor-type="as-char" svg:y="-0.437cm" svg:width="0.556cm" svg:height="0.527cm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46">1</text:p>
          </table:table-cell>
          <table:table-cell table:style-name="Table4.A2" office:value-type="string">
            <text:p text:style-name="P146">1</text:p>
          </table:table-cell>
          <table:table-cell table:style-name="Table4.C2" office:value-type="string">
            <text:p text:style-name="P146">1</text:p>
          </table:table-cell>
        </table:table-row>
        <table:table-row>
          <table:table-cell table:style-name="Table4.A2" office:value-type="string">
            <text:p text:style-name="P146">2</text:p>
          </table:table-cell>
          <table:table-cell table:style-name="Table4.A2" office:value-type="string">
            <text:p text:style-name="P146">4</text:p>
          </table:table-cell>
          <table:table-cell table:style-name="Table4.C2" office:value-type="string">
            <text:p text:style-name="P146">8</text:p>
          </table:table-cell>
        </table:table-row>
        <table:table-row>
          <table:table-cell table:style-name="Table4.A2" office:value-type="string">
            <text:p text:style-name="P146">3</text:p>
          </table:table-cell>
          <table:table-cell table:style-name="Table4.A2" office:value-type="string">
            <text:p text:style-name="P146">9</text:p>
          </table:table-cell>
          <table:table-cell table:style-name="Table4.C2" office:value-type="string">
            <text:p text:style-name="P146">27</text:p>
          </table:table-cell>
        </table:table-row>
        <table:table-row>
          <table:table-cell table:style-name="Table4.A2" office:value-type="string">
            <text:p text:style-name="P146">4</text:p>
          </table:table-cell>
          <table:table-cell table:style-name="Table4.A2" office:value-type="string">
            <text:p text:style-name="P146">16</text:p>
          </table:table-cell>
          <table:table-cell table:style-name="Table4.C2" office:value-type="string">
            <text:p text:style-name="P146">64</text:p>
          </table:table-cell>
        </table:table-row>
        <table:table-row>
          <table:table-cell table:style-name="Table4.A2" office:value-type="string">
            <text:p text:style-name="P146">5</text:p>
          </table:table-cell>
          <table:table-cell table:style-name="Table4.A2" office:value-type="string">
            <text:p text:style-name="P146">25</text:p>
          </table:table-cell>
          <table:table-cell table:style-name="Table4.C2" office:value-type="string">
            <text:p text:style-name="P146">125</text:p>
          </table:table-cell>
        </table:table-row>
        <table:table-row>
          <table:table-cell table:style-name="Table4.A2" office:value-type="string">
            <text:p text:style-name="P146">6</text:p>
          </table:table-cell>
          <table:table-cell table:style-name="Table4.A2" office:value-type="string">
            <text:p text:style-name="P146">36</text:p>
          </table:table-cell>
          <table:table-cell table:style-name="Table4.C2" office:value-type="string">
            <text:p text:style-name="P146">216</text:p>
          </table:table-cell>
        </table:table-row>
        <table:table-row>
          <table:table-cell table:style-name="Table4.A2" office:value-type="string">
            <text:p text:style-name="P146">7</text:p>
          </table:table-cell>
          <table:table-cell table:style-name="Table4.A2" office:value-type="string">
            <text:p text:style-name="P146">49</text:p>
          </table:table-cell>
          <table:table-cell table:style-name="Table4.C2" office:value-type="string">
            <text:p text:style-name="P146">343</text:p>
          </table:table-cell>
        </table:table-row>
        <table:table-row>
          <table:table-cell table:style-name="Table4.A2" office:value-type="string">
            <text:p text:style-name="P146">8</text:p>
          </table:table-cell>
          <table:table-cell table:style-name="Table4.A2" office:value-type="string">
            <text:p text:style-name="P146">64</text:p>
          </table:table-cell>
          <table:table-cell table:style-name="Table4.C2" office:value-type="string">
            <text:p text:style-name="P146">512</text:p>
          </table:table-cell>
        </table:table-row>
        <table:table-row>
          <table:table-cell table:style-name="Table4.A2" office:value-type="string">
            <text:p text:style-name="P146">9</text:p>
          </table:table-cell>
          <table:table-cell table:style-name="Table4.A2" office:value-type="string">
            <text:p text:style-name="P146">81</text:p>
          </table:table-cell>
          <table:table-cell table:style-name="Table4.C2" office:value-type="string">
            <text:p text:style-name="P146">729</text:p>
          </table:table-cell>
        </table:table-row>
        <table:table-row>
          <table:table-cell table:style-name="Table4.A2" office:value-type="string">
            <text:p text:style-name="P146">10</text:p>
          </table:table-cell>
          <table:table-cell table:style-name="Table4.A2" office:value-type="string">
            <text:p text:style-name="P146">100</text:p>
          </table:table-cell>
          <table:table-cell table:style-name="Table4.C2" office:value-type="string">
            <text:p text:style-name="P146">1000</text:p>
          </table:table-cell>
        </table:table-row>
      </table:table>
      <text:p text:style-name="P130"/>
      <text:p text:style-name="P35"/>
      <text:p text:style-name="P35"/>
      <text:p text:style-name="P35"/>
      <text:p text:style-name="P35"><text:soft-page-break/>Задача <text:span text:style-name="T23">9</text:span>.</text:p>
      <text:p text:style-name="P84"/>
      <text:p text:style-name="P35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35"/>
      <text:p text:style-name="P35">Задача <text:span text:style-name="T23">10</text:span>.</text:p>
      <text:p text:style-name="P35"/>
      <text:p text:style-name="P84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4"/>
      <text:p text:style-name="P35">Задача <text:span text:style-name="T23">11</text:span>.</text:p>
      <text:p text:style-name="P35"/>
      <text:p text:style-name="P85">v = <draw:frame draw:style-name="fr1" draw:name="Object43" text:anchor-type="as-char" svg:y="-0.437cm" svg:width="0.556cm" svg:height="0.527cm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85"/>
      <text:p text:style-name="P36">Задача <text:span text:style-name="T23">12</text:span>.</text:p>
      <text:p text:style-name="P36"/>
      <text:p text:style-name="P86"><draw:frame draw:style-name="fr1" draw:name="Object44" text:anchor-type="as-char" svg:y="-0.437cm" svg:width="0.554cm" svg:height="0.527cm" draw:z-index="35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84"/>
      <text:p text:style-name="P84"/>
      <text:p text:style-name="P84"/>
      <text:p text:style-name="P6">§ <text:span text:style-name="T25">6</text:span></text:p>
      <text:p text:style-name="P6"/>
      <text:p text:style-name="P37">Задача <text:span text:style-name="T23">1</text:span>.</text:p>
      <text:p text:style-name="P37"/>
      <text:p text:style-name="P37"><draw:frame draw:style-name="fr1" draw:name="Object23" text:anchor-type="as-char" svg:y="-0.681cm" svg:width="1.205cm" svg:height="1.058cm" draw:z-index="51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5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5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37"/>
      <text:p text:style-name="P37"><draw:frame draw:style-name="fr1" draw:name="Object41" text:anchor-type="as-char" svg:y="-0.619cm" svg:width="5.472cm" svg:height="0.998cm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37"/>
      <text:p text:style-name="P38">Задача <text:span text:style-name="T26">2</text:span>.</text:p>
      <text:p text:style-name="P38"/>
      <text:p text:style-name="P87">Доказательство: 29 * 13 + 29 * 18 = 29 (13 + 18) = 29 * 31</text:p>
      <text:p text:style-name="P87"/>
      <text:p text:style-name="P87"/>
      <text:p text:style-name="P7">§ <text:span text:style-name="T28">7</text:span></text:p>
      <text:p text:style-name="P7"/>
      <text:p text:style-name="P39">Задача <text:span text:style-name="T23">1</text:span>.</text:p>
      <text:p text:style-name="P88"/>
      <text:p text:style-name="P88">Нет. Обратное число существует для любого, кроме нуля.</text:p>
      <text:p text:style-name="P88"/>
      <text:p text:style-name="P88"/>
      <text:p text:style-name="P8">§ <text:span text:style-name="T29">9</text:span></text:p>
      <text:p text:style-name="P89"/>
      <text:p text:style-name="P40">Задача <text:span text:style-name="T23">1</text:span>.</text:p>
      <text:p text:style-name="P40"/>
      <text:p text:style-name="P90"><text:span text:style-name="T30">R = (</text:span>a * m) + <text:span text:style-name="T30">((A</text:span> — a) * n)</text:p>
      <text:p text:style-name="P90"/>
      <text:p text:style-name="P90">125 = (15 * 3) + ((<text:span text:style-name="T30">3</text:span>5 — 15)) * n)</text:p>
      <text:p text:style-name="P91">125 = 45 + 20 * n</text:p>
      <text:p text:style-name="P91">125 — 45 = 20n</text:p>
      <text:p text:style-name="P91">80 = 20 n</text:p>
      <text:p text:style-name="P91">n = 80 / 20</text:p>
      <text:p text:style-name="P91">n = 4 </text:p>
      <text:p text:style-name="P41"><text:soft-page-break/>Задача <text:span text:style-name="T30">2</text:span>.</text:p>
      <text:p text:style-name="P41"/>
      <text:p text:style-name="P94">v = V — S / t;</text:p>
      <text:p text:style-name="P93">V = S / t + v; </text:p>
      <text:p text:style-name="P92">S = (V — v) * t; </text:p>
      <text:p text:style-name="P92">t = S / (V — v).</text:p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48">S</text:p>
          </table:table-cell>
          <table:table-cell table:style-name="Table5.A1" office:value-type="string">
            <text:p text:style-name="P148">V</text:p>
          </table:table-cell>
          <table:table-cell table:style-name="Table5.A1" office:value-type="string">
            <text:p text:style-name="P148">v</text:p>
          </table:table-cell>
          <table:table-cell table:style-name="Table5.D1" office:value-type="string">
            <text:p text:style-name="P148">t</text:p>
          </table:table-cell>
        </table:table-row>
        <table:table-row>
          <table:table-cell table:style-name="Table5.A2" office:value-type="string">
            <text:p text:style-name="P148">40</text:p>
          </table:table-cell>
          <table:table-cell table:style-name="Table5.A2" office:value-type="string">
            <text:p text:style-name="P148">12</text:p>
          </table:table-cell>
          <table:table-cell table:style-name="Table5.A2" office:value-type="string">
            <text:p text:style-name="P150">2</text:p>
          </table:table-cell>
          <table:table-cell table:style-name="Table5.D2" office:value-type="string">
            <text:p text:style-name="P148">4</text:p>
          </table:table-cell>
        </table:table-row>
        <table:table-row>
          <table:table-cell table:style-name="Table5.A2" office:value-type="string">
            <text:p text:style-name="P148">20</text:p>
          </table:table-cell>
          <table:table-cell table:style-name="Table5.A2" office:value-type="string">
            <text:p text:style-name="P149">13</text:p>
          </table:table-cell>
          <table:table-cell table:style-name="Table5.A2" office:value-type="string">
            <text:p text:style-name="P148">3</text:p>
          </table:table-cell>
          <table:table-cell table:style-name="Table5.D2" office:value-type="string">
            <text:p text:style-name="P148">2</text:p>
          </table:table-cell>
        </table:table-row>
        <table:table-row>
          <table:table-cell table:style-name="Table5.A2" office:value-type="string">
            <text:p text:style-name="P149">36</text:p>
          </table:table-cell>
          <table:table-cell table:style-name="Table5.A2" office:value-type="string">
            <text:p text:style-name="P148">15</text:p>
          </table:table-cell>
          <table:table-cell table:style-name="Table5.A2" office:value-type="string">
            <text:p text:style-name="P148">3</text:p>
          </table:table-cell>
          <table:table-cell table:style-name="Table5.D2" office:value-type="string">
            <text:p text:style-name="P148">3</text:p>
          </table:table-cell>
        </table:table-row>
        <table:table-row>
          <table:table-cell table:style-name="Table5.A2" office:value-type="string">
            <text:p text:style-name="P148">98</text:p>
          </table:table-cell>
          <table:table-cell table:style-name="Table5.A2" office:value-type="string">
            <text:p text:style-name="P148">12,5</text:p>
          </table:table-cell>
          <table:table-cell table:style-name="Table5.A2" office:value-type="string">
            <text:p text:style-name="P148">2,7</text:p>
          </table:table-cell>
          <table:table-cell table:style-name="Table5.D2" office:value-type="string">
            <text:p text:style-name="P149">10</text:p>
          </table:table-cell>
        </table:table-row>
      </table:table>
      <text:p text:style-name="P41"/>
      <text:p text:style-name="P43">Задача <text:span text:style-name="T31">3</text:span>.</text:p>
      <text:p text:style-name="P43"/>
      <text:p text:style-name="P94">(a — 3) * b = (a * c) + d</text:p>
      <text:p text:style-name="P94"/>
      <text:p text:style-name="P94">(40 — 3) * 10 = (40 * 9) + d</text:p>
      <text:p text:style-name="P94">370 = 360 + d</text:p>
      <text:p text:style-name="P94">370 — 360 = d</text:p>
      <text:p text:style-name="P94">d = 10</text:p>
      <text:p text:style-name="P94"/>
      <text:p text:style-name="P43">Задача <text:span text:style-name="T31">4</text:span>.</text:p>
      <text:p text:style-name="P43"/>
      <text:p text:style-name="P97">(a — d) + b = (a + b) / 3</text:p>
      <text:p text:style-name="P97"/>
      <text:p text:style-name="P97">(40 — d) + 5 = (40 + 5) / 3</text:p>
      <text:p text:style-name="P97">(40 — d) + 5 = 15</text:p>
      <text:p text:style-name="P97">40 — d = 10</text:p>
      <text:p text:style-name="P97">d = 30</text:p>
      <text:p text:style-name="P95"/>
      <text:p text:style-name="P44">Задача <text:span text:style-name="T32">5</text:span>.</text:p>
      <text:p text:style-name="P44"/>
      <text:p text:style-name="P96">a + c = a * 2 — d</text:p>
      <text:p text:style-name="P96"/>
      <text:p text:style-name="P96">15 + 5 = 15 * 2 — d</text:p>
      <text:p text:style-name="P96">20 = 30 — d</text:p>
      <text:p text:style-name="P96">d = 30 — 20</text:p>
      <text:p text:style-name="P96">d = 10 <text:s text:c="2"/></text:p>
      <text:p text:style-name="P96"/>
      <text:p text:style-name="P96"><text:s/></text:p>
      <text:p text:style-name="P9">§ <text:span text:style-name="T33">11</text:span></text:p>
      <text:p text:style-name="P9"/>
      <text:p text:style-name="P45">Задача <text:span text:style-name="T33">1</text:span>.</text:p>
      <text:p text:style-name="P45"/>
      <text:p text:style-name="P98"><draw:frame draw:style-name="fr1" draw:name="Object48" text:anchor-type="as-char" svg:y="-0.377cm" svg:width="1.012cm" svg:height="0.531cm" draw:z-index="59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6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98"><draw:frame draw:style-name="fr1" draw:name="Object50" text:anchor-type="as-char" svg:y="-0.377cm" svg:width="1.884cm" svg:height="0.531cm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98"><draw:frame draw:style-name="fr1" draw:name="Object54" text:anchor-type="as-char" svg:y="-0.683cm" svg:width="1.097cm" svg:height="1.062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98"><text:soft-page-break/><draw:frame draw:style-name="fr1" draw:name="Object55" text:anchor-type="as-char" svg:y="-0.619cm" svg:width="1.134cm" svg:height="0.998cm" draw:z-index="26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99">h = <draw:frame draw:style-name="fr1" draw:name="Object56" text:anchor-type="as-char" svg:y="-0.619cm" svg:width="1.134cm" svg:height="0.998cm" draw:z-index="34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9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40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42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43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4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99"/>
      <text:p text:style-name="P46">Задача <text:span text:style-name="T36">2</text:span>.</text:p>
      <text:p text:style-name="P46"/>
      <text:p text:style-name="P46"><draw:frame draw:style-name="fr1" draw:name="Object62" text:anchor-type="as-char" svg:y="-0.437cm" svg:width="2.572cm" svg:height="0.591cm" draw:z-index="45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46"><draw:frame draw:style-name="fr1" draw:name="Object63" text:anchor-type="as-char" svg:y="-0.386cm" svg:width="4.59cm" svg:height="0.542cm" draw:z-index="47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46"><draw:frame draw:style-name="fr1" draw:name="Object64" text:anchor-type="as-char" svg:y="-0.377cm" svg:width="3.679cm" svg:height="0.531cm" draw:z-index="5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0"/>
      <text:p text:style-name="P100">150 — 25 = 60 + 22с</text:p>
      <text:p text:style-name="P100">125 = 60 + 22с</text:p>
      <text:p text:style-name="P100">125 — 60 = 22с</text:p>
      <text:p text:style-name="P100">65 = 22с</text:p>
      <text:p text:style-name="P100"><draw:frame draw:style-name="fr1" draw:name="Object65" text:anchor-type="as-char" svg:y="-0.619cm" svg:width="0.714cm" svg:height="0.998cm" draw:z-index="62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00">с =<draw:frame draw:style-name="fr1" draw:name="Object66" text:anchor-type="as-char" svg:y="-0.619cm" svg:width="0.963cm" svg:height="0.998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00"/>
      <text:p text:style-name="P47">Задача <text:span text:style-name="T38">3</text:span>.</text:p>
      <text:p text:style-name="P47"/>
      <text:p text:style-name="P101">1) s = a + (a — b) + n;<text:span text:style-name="T39"> проверка:</text:span> 50 = 20 + (20 — 5) + 15 <text:span text:style-name="T39">=&gt; 50 = 50</text:span> </text:p>
      <text:p text:style-name="P101">2) b = a — s + a + n =&gt; b = 20 — 50 + 20 + 15 = 5</text:p>
      <text:p text:style-name="P102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01"/>
      <text:p text:style-name="P48">Задача <text:span text:style-name="T39">4</text:span>.</text:p>
      <text:p text:style-name="P48"/>
      <text:p text:style-name="P104">1) (a * b) + c = d * (a + 8); проверка:<text:span text:style-name="T38"> (20 * 25) + 536 = 37 * (20 + 8) =&gt; 1036 = 1036</text:span></text:p>
      <text:p text:style-name="P103">2) c = d * (a + 8) - (a * b) = 37 * (20 + 8) — (20 * 25) = 536</text:p>
      <text:p text:style-name="P106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05"/>
      <text:p text:style-name="P49">Задача <text:span text:style-name="T40">5</text:span>.</text:p>
      <text:p text:style-name="P49"/>
      <text:p text:style-name="P107">1) a — c = (b — d) * m</text:p>
      <text:p text:style-name="P108"/>
      <text:p text:style-name="P107">2)</text:p>
      <text:p text:style-name="P107"/>
      <text:p text:style-name="P108"><text:s text:c="4"/><text:span text:style-name="T41">m = </text:span>a — c / <text:span text:style-name="T41">b — d</text:span></text:p>
      <text:p text:style-name="P108"><text:s text:c="4"/><text:span text:style-name="T41">b = (a — c + dm) / m</text:span></text:p>
      <text:p text:style-name="P108"><text:s text:c="4"/><text:span text:style-name="T41">a = </text:span>(b — d) * m <text:span text:style-name="T41">+ c</text:span></text:p>
      <text:p text:style-name="P108"><text:s text:c="4"/><text:span text:style-name="T42">d = (bm — (a — c)) / m</text:span></text:p>
      <text:p text:style-name="P108"><text:s text:c="4"/><text:span text:style-name="T41">c = a </text:span>—<text:span text:style-name="T41"> </text:span>(b — d) * m</text:p>
      <text:p text:style-name="P108"/>
      <text:p text:style-name="P108"/>
      <text:p text:style-name="P108"/>
      <text:p text:style-name="P108"/>
      <text:p text:style-name="P10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47"/>
          </table:table-cell>
          <table:table-cell table:style-name="Table6.B1" office:value-type="string">
            <text:p text:style-name="P151">c</text:p>
          </table:table-cell>
          <table:table-cell table:style-name="Table6.B1" office:value-type="string">
            <text:p text:style-name="P151">d</text:p>
          </table:table-cell>
          <table:table-cell table:style-name="Table6.B1" office:value-type="string">
            <text:p text:style-name="P151">a</text:p>
          </table:table-cell>
          <table:table-cell table:style-name="Table6.B1" office:value-type="string">
            <text:p text:style-name="P151">b</text:p>
          </table:table-cell>
          <table:table-cell table:style-name="Table6.B1" office:value-type="string">
            <text:p text:style-name="P151">m</text:p>
          </table:table-cell>
        </table:table-row>
        <table:table-row>
          <table:table-cell table:style-name="Table6.A2" office:value-type="string">
            <text:p text:style-name="P151">1</text:p>
          </table:table-cell>
          <table:table-cell table:style-name="Table6.B2" office:value-type="string">
            <text:p text:style-name="P151">250</text:p>
          </table:table-cell>
          <table:table-cell table:style-name="Table6.B2" office:value-type="string">
            <text:p text:style-name="P151">50</text:p>
          </table:table-cell>
          <table:table-cell table:style-name="Table6.B2" office:value-type="string">
            <text:p text:style-name="P151">1000</text:p>
          </table:table-cell>
          <table:table-cell table:style-name="Table6.B2" office:value-type="string">
            <text:p text:style-name="P151">300</text:p>
          </table:table-cell>
          <table:table-cell table:style-name="Table6.F2" office:value-type="string">
            <text:p text:style-name="P152">3</text:p>
          </table:table-cell>
        </table:table-row>
        <table:table-row>
          <table:table-cell table:style-name="Table6.A2" office:value-type="string">
            <text:p text:style-name="P151">2</text:p>
          </table:table-cell>
          <table:table-cell table:style-name="Table6.B2" office:value-type="string">
            <text:p text:style-name="P151">100</text:p>
          </table:table-cell>
          <table:table-cell table:style-name="Table6.B2" office:value-type="string">
            <text:p text:style-name="P151">600</text:p>
          </table:table-cell>
          <table:table-cell table:style-name="Table6.B2" office:value-type="string">
            <text:p text:style-name="P151">900</text:p>
          </table:table-cell>
          <table:table-cell table:style-name="Table6.B2" office:value-type="string">
            <text:p text:style-name="P153">800</text:p>
          </table:table-cell>
          <table:table-cell table:style-name="Table6.F2" office:value-type="string">
            <text:p text:style-name="P151">4</text:p>
          </table:table-cell>
        </table:table-row>
        <table:table-row>
          <table:table-cell table:style-name="Table6.A2" office:value-type="string">
            <text:p text:style-name="P151">3</text:p>
          </table:table-cell>
          <table:table-cell table:style-name="Table6.B2" office:value-type="string">
            <text:p text:style-name="P151">200</text:p>
          </table:table-cell>
          <table:table-cell table:style-name="Table6.B2" office:value-type="string">
            <text:p text:style-name="P151">300</text:p>
          </table:table-cell>
          <table:table-cell table:style-name="Table6.B2" office:value-type="string">
            <text:p text:style-name="P152">1200</text:p>
          </table:table-cell>
          <table:table-cell table:style-name="Table6.B2" office:value-type="string">
            <text:p text:style-name="P151">800</text:p>
          </table:table-cell>
          <table:table-cell table:style-name="Table6.F2" office:value-type="string">
            <text:p text:style-name="P151">2</text:p>
          </table:table-cell>
        </table:table-row>
        <table:table-row>
          <table:table-cell table:style-name="Table6.A2" office:value-type="string">
            <text:p text:style-name="P151">4</text:p>
          </table:table-cell>
          <table:table-cell table:style-name="Table6.B2" office:value-type="string">
            <text:p text:style-name="P151">500</text:p>
          </table:table-cell>
          <table:table-cell table:style-name="Table6.B2" office:value-type="string">
            <text:p text:style-name="P153">600</text:p>
          </table:table-cell>
          <table:table-cell table:style-name="Table6.B2" office:value-type="string">
            <text:p text:style-name="P151">2000</text:p>
          </table:table-cell>
          <table:table-cell table:style-name="Table6.B2" office:value-type="string">
            <text:p text:style-name="P151">900</text:p>
          </table:table-cell>
          <table:table-cell table:style-name="Table6.F2" office:value-type="string">
            <text:p text:style-name="P151">5</text:p>
          </table:table-cell>
        </table:table-row>
        <table:table-row>
          <table:table-cell table:style-name="Table6.A2" office:value-type="string">
            <text:p text:style-name="P151">5</text:p>
          </table:table-cell>
          <table:table-cell table:style-name="Table6.B2" office:value-type="string">
            <text:p text:style-name="P152">1000</text:p>
          </table:table-cell>
          <table:table-cell table:style-name="Table6.B2" office:value-type="string">
            <text:p text:style-name="P151">300</text:p>
          </table:table-cell>
          <table:table-cell table:style-name="Table6.B2" office:value-type="string">
            <text:p text:style-name="P151">2500</text:p>
          </table:table-cell>
          <table:table-cell table:style-name="Table6.B2" office:value-type="string">
            <text:p text:style-name="P151">800</text:p>
          </table:table-cell>
          <table:table-cell table:style-name="Table6.F2" office:value-type="string">
            <text:p text:style-name="P151">3</text:p>
          </table:table-cell>
        </table:table-row>
      </table:table>
      <text:p text:style-name="P107"/>
      <text:p text:style-name="P109">3)</text:p>
      <text:p text:style-name="P110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10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10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10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10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09"/>
      <text:p text:style-name="P50">Задача <text:span text:style-name="T43">6</text:span>.</text:p>
      <text:p text:style-name="P50"/>
      <text:p text:style-name="P112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13">2)</text:p>
      <text:p text:style-name="P113">a) A = a + (a + 400) + ((a + (a + 400)) / 4) = 100 + (100 + 400) + ((100 + (100 + 400)) / 4) = <text:span text:style-name="T44">750 т</text:span></text:p>
      <text:p text:style-name="P114">б) <text:span text:style-name="T45">7200 = 2000 + (2000 + 800) + ((2000 + (2000 + 800))) / d</text:span></text:p>
      <text:p text:style-name="P111"><text:s text:c="4"/><text:span text:style-name="T45">7200 — 2000 — (2000 + 800) = (2000 + (2000 + 800)) / d</text:span></text:p>
      <text:p text:style-name="P111"><text:s text:c="4"/><text:span text:style-name="T45">2400 = (2000 + (2000 + 800)) / d</text:span></text:p>
      <text:p text:style-name="P111"><text:s text:c="4"/><text:span text:style-name="T45">2400d = 4800</text:span></text:p>
      <text:p text:style-name="P111"><text:s text:c="4"/><text:span text:style-name="T45">d = 4800 / 2400 = 2</text:span></text:p>
      <text:p text:style-name="P111"/>
      <text:p text:style-name="P111"/>
      <text:p text:style-name="P10">§ <text:span text:style-name="T33">12</text:span></text:p>
      <text:p text:style-name="P10"/>
      <text:p text:style-name="P51">Задача <text:span text:style-name="T47">1</text:span>.</text:p>
      <text:p text:style-name="P51"/>
      <text:p text:style-name="P115">2x + 1,75 = 2,3</text:p>
      <text:p text:style-name="P115">2x = 2,3 — 1, 75</text:p>
      <text:p text:style-name="P115">2x = 0,55</text:p>
      <text:p text:style-name="P115">x = 0,55 / 2 = 0,275</text:p>
      <text:p text:style-name="P115"/>
      <text:p text:style-name="P51">Задача <text:span text:style-name="T47">2</text:span>.</text:p>
      <text:p text:style-name="P51"/>
      <text:p text:style-name="P115">3x — 3,7 = 0,8</text:p>
      <text:p text:style-name="P115">3x = 0,8 + 3,7</text:p>
      <text:p text:style-name="P115"><text:soft-page-break/>3x = 4,5</text:p>
      <text:p text:style-name="P115">x = 4,5 / 3 = 1,5</text:p>
      <text:p text:style-name="P115"/>
      <text:p text:style-name="P51">Задача <text:span text:style-name="T47">3</text:span>.</text:p>
      <text:p text:style-name="P51"/>
      <text:p text:style-name="P115">x / 2,5 = 1,3</text:p>
      <text:p text:style-name="P115">x = 1,3 * 2,5</text:p>
      <text:p text:style-name="P115">x = 3,25</text:p>
      <text:p text:style-name="P115"/>
      <text:p text:style-name="P51">Задача <text:span text:style-name="T47">4</text:span>.</text:p>
      <text:p text:style-name="P51"/>
      <text:p text:style-name="P115">12,5 / x = 0,5</text:p>
      <text:p text:style-name="P115">12,5 = 0,5x</text:p>
      <text:p text:style-name="P115">x = 12,5 / 0,5 = 25</text:p>
      <text:p text:style-name="P115"/>
      <text:p text:style-name="P51">Задача <text:span text:style-name="T47">5</text:span>.</text:p>
      <text:p text:style-name="P51"/>
      <text:p text:style-name="P116">12*25 + 40x = 5 руб. 80 коп.</text:p>
      <text:p text:style-name="P117">300 + 40x <text:s/>= 580</text:p>
      <text:p text:style-name="P117">40x = 580 — 300</text:p>
      <text:p text:style-name="P117">40x = 280</text:p>
      <text:p text:style-name="P117">x = 280 / 40 = 7</text:p>
      <text:p text:style-name="P117"/>
      <text:p text:style-name="P117"/>
      <text:p text:style-name="P52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53"><text:span text:style-name="T47">1</text:span>.</text:p>
      <text:p text:style-name="P53"/>
      <text:p text:style-name="P118">3;<text:tab/>-3;<text:tab/>-2;</text:p>
      <text:p text:style-name="P118">2;<text:tab/>-2;<text:tab/>-3.</text:p>
      <text:p text:style-name="P118"/>
      <text:p text:style-name="P118">2.</text:p>
      <text:p text:style-name="P118"/>
      <text:p text:style-name="P118">7+(-3) = 7 — 3 = 4;<text:tab/>9+(-5) = 9 — 5 = 4.</text:p>
      <text:p text:style-name="P118"/>
      <text:p text:style-name="P118">3.</text:p>
      <text:p text:style-name="P118"/>
      <text:p text:style-name="P118">2;<text:tab/>0;<text:tab/>-4.</text:p>
      <text:p text:style-name="P118"/>
      <text:p text:style-name="P13">§ <text:span text:style-name="T49">2</text:span></text:p>
      <text:p text:style-name="P13"/>
      <text:p text:style-name="P14">Упражнения</text:p>
      <text:p text:style-name="P14"/>
      <text:p text:style-name="P119">1.</text:p>
      <text:p text:style-name="P119"/>
      <text:p text:style-name="P119">2 — 5 = -3, т. к. 5 — 3 = 2;</text:p>
      <text:p text:style-name="P119">4 — 9 = -5, т. к. 9 — 5 = 4. </text:p>
      <text:p text:style-name="P15"><text:soft-page-break/>§ <text:span text:style-name="T50">3</text:span></text:p>
      <text:p text:style-name="P15"/>
      <text:p text:style-name="P54">Задача <text:span text:style-name="T47">1</text:span>.</text:p>
      <text:p text:style-name="P5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63">Промежуток времени</text:p>
          </table:table-cell>
          <table:table-cell table:style-name="Table7.B1" office:value-type="string">
            <text:p text:style-name="P154">От 0 ч.</text:p>
            <text:p text:style-name="P154">До 2 ч.</text:p>
          </table:table-cell>
          <table:table-cell table:style-name="Table7.B1" office:value-type="string">
            <text:p text:style-name="P154">2 ч.</text:p>
            <text:p text:style-name="P154">4 ч.</text:p>
          </table:table-cell>
          <table:table-cell table:style-name="Table7.B1" office:value-type="string">
            <text:p text:style-name="P154">4 ч.</text:p>
            <text:p text:style-name="P154">6 ч.</text:p>
          </table:table-cell>
          <table:table-cell table:style-name="Table7.B1" office:value-type="string">
            <text:p text:style-name="P154">6 ч.</text:p>
            <text:p text:style-name="P154">8 ч.</text:p>
          </table:table-cell>
          <table:table-cell table:style-name="Table7.B1" office:value-type="string">
            <text:p text:style-name="P154">8 ч.</text:p>
            <text:p text:style-name="P154">10 ч.</text:p>
          </table:table-cell>
          <table:table-cell table:style-name="Table7.B1" office:value-type="string">
            <text:p text:style-name="P154">10 ч.</text:p>
            <text:p text:style-name="P154">12 ч.</text:p>
          </table:table-cell>
          <table:table-cell table:style-name="Table7.B1" office:value-type="string">
            <text:p text:style-name="P154">12 ч.</text:p>
            <text:p text:style-name="P154">14 ч.</text:p>
          </table:table-cell>
          <table:table-cell table:style-name="Table7.B1" office:value-type="string">
            <text:p text:style-name="P154">14 ч.</text:p>
            <text:p text:style-name="P154">16 ч.</text:p>
          </table:table-cell>
          <table:table-cell table:style-name="Table7.B1" office:value-type="string">
            <text:p text:style-name="P154">16 ч.</text:p>
            <text:p text:style-name="P154">18 ч.</text:p>
          </table:table-cell>
          <table:table-cell table:style-name="Table7.B1" office:value-type="string">
            <text:p text:style-name="P154">18 ч.</text:p>
            <text:p text:style-name="P154">20 ч.</text:p>
          </table:table-cell>
          <table:table-cell table:style-name="Table7.B1" office:value-type="string">
            <text:p text:style-name="P154">20 ч.</text:p>
            <text:p text:style-name="P154">22 ч.</text:p>
          </table:table-cell>
          <table:table-cell table:style-name="Table7.B1" office:value-type="string">
            <text:p text:style-name="P155">22 ч.</text:p>
            <text:p text:style-name="P158">24 ч.</text:p>
          </table:table-cell>
        </table:table-row>
        <table:table-row>
          <table:table-cell table:style-name="Table7.A2" office:value-type="string">
            <text:p text:style-name="P160">Приращение температуры <text:span text:style-name="T52">(в ºC)</text:span></text:p>
          </table:table-cell>
          <table:table-cell table:style-name="Table7.B2" office:value-type="string">
            <text:p text:style-name="P160">-<text:span text:style-name="T51">2</text:span></text:p>
          </table:table-cell>
          <table:table-cell table:style-name="Table7.B2" office:value-type="string">
            <text:p text:style-name="P160">-<text:span text:style-name="T51">1</text:span></text:p>
          </table:table-cell>
          <table:table-cell table:style-name="Table7.B2" office:value-type="string">
            <text:p text:style-name="P158">0</text:p>
          </table:table-cell>
          <table:table-cell table:style-name="Table7.B2" office:value-type="string">
            <text:p text:style-name="P158">+2</text:p>
          </table:table-cell>
          <table:table-cell table:style-name="Table7.B2" office:value-type="string">
            <text:p text:style-name="P158">+3</text:p>
          </table:table-cell>
          <table:table-cell table:style-name="Table7.B2" office:value-type="string">
            <text:p text:style-name="P158">+3</text:p>
          </table:table-cell>
          <table:table-cell table:style-name="Table7.B2" office:value-type="string">
            <text:p text:style-name="P158">+2</text:p>
          </table:table-cell>
          <table:table-cell table:style-name="Table7.B2" office:value-type="string">
            <text:p text:style-name="P160">-<text:span text:style-name="T51">1</text:span></text:p>
          </table:table-cell>
          <table:table-cell table:style-name="Table7.B2" office:value-type="string">
            <text:p text:style-name="P160">-<text:span text:style-name="T51">1</text:span></text:p>
          </table:table-cell>
          <table:table-cell table:style-name="Table7.B2" office:value-type="string">
            <text:p text:style-name="P160">-<text:span text:style-name="T51">1</text:span></text:p>
          </table:table-cell>
          <table:table-cell table:style-name="Table7.B2" office:value-type="string">
            <text:p text:style-name="P160">-<text:span text:style-name="T51">2</text:span></text:p>
          </table:table-cell>
          <table:table-cell table:style-name="Table7.A2" office:value-type="string">
            <text:p text:style-name="P160">-<text:span text:style-name="T51">2</text:span></text:p>
          </table:table-cell>
        </table:table-row>
      </table:table>
      <text:p text:style-name="P54"/>
      <text:p text:style-name="P55">Задача <text:span text:style-name="T53">2</text:span>.</text:p>
      <text:p text:style-name="P5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64">Изменение значений стороны квадрата</text:p>
          </table:table-cell>
          <table:table-cell table:style-name="Table8.B1" office:value-type="string">
            <text:p text:style-name="P156">От <text:span text:style-name="T53">0,5</text:span> см.</text:p>
            <text:p text:style-name="P156">До <text:span text:style-name="T53">1</text:span> см.</text:p>
          </table:table-cell>
          <table:table-cell table:style-name="Table8.B1" office:value-type="string">
            <text:p text:style-name="P156"><text:span text:style-name="T53">1</text:span> см.</text:p>
            <text:p text:style-name="P156"><text:span text:style-name="T53">1,5</text:span> см.</text:p>
          </table:table-cell>
          <table:table-cell table:style-name="Table8.B1" office:value-type="string">
            <text:p text:style-name="P156"><text:span text:style-name="T53">1,5</text:span> см.</text:p>
            <text:p text:style-name="P156"><text:span text:style-name="T53">2</text:span> см.</text:p>
          </table:table-cell>
          <table:table-cell table:style-name="Table8.B1" office:value-type="string">
            <text:p text:style-name="P156"><text:span text:style-name="T53">2</text:span> см.</text:p>
            <text:p text:style-name="P156"><text:span text:style-name="T53">2,5</text:span> см.</text:p>
          </table:table-cell>
          <table:table-cell table:style-name="Table8.B1" office:value-type="string">
            <text:p text:style-name="P156"><text:span text:style-name="T53">2,5</text:span> см.</text:p>
            <text:p text:style-name="P156"><text:span text:style-name="T53">3</text:span> см.</text:p>
          </table:table-cell>
          <table:table-cell table:style-name="Table8.B1" office:value-type="string">
            <text:p text:style-name="P156"><text:span text:style-name="T53">3</text:span> см.</text:p>
            <text:p text:style-name="P156"><text:span text:style-name="T53">3,5</text:span> см.</text:p>
          </table:table-cell>
          <table:table-cell table:style-name="Table8.B1" office:value-type="string">
            <text:p text:style-name="P156"><text:span text:style-name="T53">3,5</text:span> см.</text:p>
            <text:p text:style-name="P156">4 см.</text:p>
          </table:table-cell>
        </table:table-row>
        <table:table-row>
          <table:table-cell table:style-name="Table8.A2" office:value-type="string">
            <text:p text:style-name="P161">Приращение площади квадрата </text:p>
            <text:p text:style-name="P161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166">+0,75</text:p>
          </table:table-cell>
          <table:table-cell table:style-name="Table8.B2" office:value-type="string">
            <text:p text:style-name="P166">+1,25</text:p>
          </table:table-cell>
          <table:table-cell table:style-name="Table8.B2" office:value-type="string">
            <text:p text:style-name="P166">+1,75</text:p>
          </table:table-cell>
          <table:table-cell table:style-name="Table8.B2" office:value-type="string">
            <text:p text:style-name="P166">+2,25</text:p>
          </table:table-cell>
          <table:table-cell table:style-name="Table8.B2" office:value-type="string">
            <text:p text:style-name="P166">+2,75</text:p>
          </table:table-cell>
          <table:table-cell table:style-name="Table8.B2" office:value-type="string">
            <text:p text:style-name="P166">+3,25</text:p>
          </table:table-cell>
          <table:table-cell table:style-name="Table8.A2" office:value-type="string">
            <text:p text:style-name="P166"><text:span text:style-name="T60">+</text:span>3,75</text:p>
          </table:table-cell>
        </table:table-row>
      </table:table>
      <text:p text:style-name="P131"/>
      <text:p text:style-name="P56">Задача <text:span text:style-name="T61">3</text:span>.</text:p>
      <text:p text:style-name="P5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65">Время измерения</text:p>
          </table:table-cell>
          <table:table-cell table:style-name="Table9.B1" office:value-type="string">
            <text:p text:style-name="P157">0 ч.</text:p>
          </table:table-cell>
          <table:table-cell table:style-name="Table9.B1" office:value-type="string">
            <text:p text:style-name="P157">2 ч.</text:p>
          </table:table-cell>
          <table:table-cell table:style-name="Table9.B1" office:value-type="string">
            <text:p text:style-name="P157">4 ч.</text:p>
          </table:table-cell>
          <table:table-cell table:style-name="Table9.B1" office:value-type="string">
            <text:p text:style-name="P157">6 ч.</text:p>
          </table:table-cell>
          <table:table-cell table:style-name="Table9.B1" office:value-type="string">
            <text:p text:style-name="P157">8 ч.</text:p>
          </table:table-cell>
          <table:table-cell table:style-name="Table9.B1" office:value-type="string">
            <text:p text:style-name="P157">10 ч.</text:p>
          </table:table-cell>
          <table:table-cell table:style-name="Table9.B1" office:value-type="string">
            <text:p text:style-name="P157">12 ч.</text:p>
          </table:table-cell>
          <table:table-cell table:style-name="Table9.B1" office:value-type="string">
            <text:p text:style-name="P157">14 ч.</text:p>
          </table:table-cell>
          <table:table-cell table:style-name="Table9.B1" office:value-type="string">
            <text:p text:style-name="P157">16 ч.</text:p>
          </table:table-cell>
          <table:table-cell table:style-name="Table9.B1" office:value-type="string">
            <text:p text:style-name="P157">18 ч.</text:p>
          </table:table-cell>
          <table:table-cell table:style-name="Table9.B1" office:value-type="string">
            <text:p text:style-name="P157">20 ч.</text:p>
          </table:table-cell>
          <table:table-cell table:style-name="Table9.B1" office:value-type="string">
            <text:p text:style-name="P157">22 ч.</text:p>
          </table:table-cell>
          <table:table-cell table:style-name="Table9.B1" office:value-type="string">
            <text:p text:style-name="P157">2<text:span text:style-name="T62">4</text:span> ч.</text:p>
          </table:table-cell>
        </table:table-row>
        <table:table-row>
          <table:table-cell table:style-name="Table9.A2" office:value-type="string">
            <text:p text:style-name="P162">Температура</text:p>
            <text:p text:style-name="P162"><text:span text:style-name="T63">(в ºC)</text:span> </text:p>
          </table:table-cell>
          <table:table-cell table:style-name="Table9.B2" office:value-type="string">
            <text:p text:style-name="P167">+10º</text:p>
          </table:table-cell>
          <table:table-cell table:style-name="Table9.B2" office:value-type="string">
            <text:p text:style-name="P167">+9º</text:p>
          </table:table-cell>
          <table:table-cell table:style-name="Table9.B2" office:value-type="string">
            <text:p text:style-name="P167">+7º</text:p>
          </table:table-cell>
          <table:table-cell table:style-name="Table9.B2" office:value-type="string">
            <text:p text:style-name="P167">+7º</text:p>
          </table:table-cell>
          <table:table-cell table:style-name="Table9.B2" office:value-type="string">
            <text:p text:style-name="P167">+10º</text:p>
          </table:table-cell>
          <table:table-cell table:style-name="Table9.B2" office:value-type="string">
            <text:p text:style-name="P159">+<text:span text:style-name="T62">14º</text:span></text:p>
          </table:table-cell>
          <table:table-cell table:style-name="Table9.B2" office:value-type="string">
            <text:p text:style-name="P159">+<text:span text:style-name="T62">20º</text:span></text:p>
          </table:table-cell>
          <table:table-cell table:style-name="Table9.B2" office:value-type="string">
            <text:p text:style-name="P167">+22º</text:p>
          </table:table-cell>
          <table:table-cell table:style-name="Table9.B2" office:value-type="string">
            <text:p text:style-name="P167">+22º</text:p>
          </table:table-cell>
          <table:table-cell table:style-name="Table9.B2" office:value-type="string">
            <text:p text:style-name="P167">+19º</text:p>
          </table:table-cell>
          <table:table-cell table:style-name="Table9.B2" office:value-type="string">
            <text:p text:style-name="P167">+16º</text:p>
          </table:table-cell>
          <table:table-cell table:style-name="Table9.A2" office:value-type="string">
            <text:p text:style-name="P167">+11º</text:p>
          </table:table-cell>
          <table:table-cell table:style-name="Table9.N2" office:value-type="string">
            <text:p text:style-name="P167">+9º</text:p>
          </table:table-cell>
        </table:table-row>
      </table:table>
      <text:p text:style-name="P132"/>
      <text:p text:style-name="P132"/>
      <text:p text:style-name="P16">§ <text:span text:style-name="T64">5</text:span></text:p>
      <text:p text:style-name="P16"/>
      <text:p text:style-name="P57">Задача <text:span text:style-name="T64">1</text:span>.</text:p>
      <text:p text:style-name="P57"/>
      <text:p text:style-name="P57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17">§ <text:span text:style-name="T65">6</text:span></text:p>
      <text:p text:style-name="P17"/>
      <text:p text:style-name="P17">Упражнения</text:p>
      <text:p text:style-name="P17"/>
      <text:p text:style-name="P120">1.</text:p>
      <text:p text:style-name="P120"/>
      <text:p text:style-name="P120">-8;<text:tab/>-5;<text:tab/>2.</text:p>
      <text:p text:style-name="P120"/>
      <text:p text:style-name="P120">2.</text:p>
      <text:p text:style-name="P120"/>
      <text:p text:style-name="P120">x = 10;<text:tab/><text:tab/>x = 6;</text:p>
      <text:p text:style-name="P120">x = -5;<text:tab/><text:tab/>x = -5.</text:p>
      <text:p text:style-name="P120"/>
      <text:p text:style-name="P120"/>
      <text:p text:style-name="P120"/>
      <text:p text:style-name="P18"><text:soft-page-break/>§ <text:span text:style-name="T66">8</text:span></text:p>
      <text:p text:style-name="P18"/>
      <text:p text:style-name="P18">Упражнения</text:p>
      <text:p text:style-name="P18"/>
      <text:p text:style-name="P121">1.</text:p>
      <text:p text:style-name="P121"/>
      <text:p text:style-name="P121">5;<text:tab/>-6;<text:tab/>-1;<text:tab/>5.</text:p>
      <text:p text:style-name="P121"/>
      <text:p text:style-name="P121">2.</text:p>
      <text:p text:style-name="P121"/>
      <text:p text:style-name="P121">1;<text:tab/>39.</text:p>
      <text:p text:style-name="P121"/>
      <text:p text:style-name="P121">3.</text:p>
      <text:p text:style-name="P121"/>
      <text:p text:style-name="P121">x = -9;<text:tab/><text:tab/>x = 25.</text:p>
      <text:p text:style-name="P121"/>
      <text:p text:style-name="P121"/>
      <text:p text:style-name="P19">§ <text:span text:style-name="T67">9</text:span></text:p>
      <text:p text:style-name="P19"/>
      <text:p text:style-name="P19">Упражнения</text:p>
      <text:p text:style-name="P19"/>
      <text:p text:style-name="P122">1.</text:p>
      <text:p text:style-name="P122"/>
      <text:p text:style-name="P122">4.</text:p>
      <text:p text:style-name="P122"/>
      <text:p text:style-name="P122">2.</text:p>
      <text:p text:style-name="P122"/>
      <text:p text:style-name="P122">-7.</text:p>
      <text:p text:style-name="P122"/>
      <text:p text:style-name="P122"/>
      <text:p text:style-name="P20">§ <text:span text:style-name="T68">10</text:span></text:p>
      <text:p text:style-name="P20"/>
      <text:p text:style-name="P20">Упражнения</text:p>
      <text:p text:style-name="P20"/>
      <text:p text:style-name="P123">1.</text:p>
      <text:p text:style-name="P123"/>
      <text:p text:style-name="P123">3 &gt; -7;<text:tab/><text:tab/>-4 &gt; -7;<text:tab/>0 &lt; 5;<text:tab/><text:tab/>-6 &lt; 3.</text:p>
      <text:p text:style-name="P123"/>
      <text:p text:style-name="P123">2.</text:p>
      <text:p text:style-name="P123"/>
      <text:p text:style-name="P123">1) a &lt; x &lt; b;</text:p>
      <text:p text:style-name="P124">2) <text:span text:style-name="T69">a </text:span><text:span text:style-name="T70">≤ x ≤ b</text:span>;</text:p>
      <text:p text:style-name="P123">3) 0 &lt; a &lt; <text:span text:style-name="T69">1</text:span>.</text:p>
      <text:p text:style-name="P123"/>
      <text:p text:style-name="P123"/>
      <text:p text:style-name="P21">§ <text:span text:style-name="T68">11</text:span></text:p>
      <text:p text:style-name="P21"/>
      <text:p text:style-name="P58">Задача <text:span text:style-name="T64">1</text:span>.</text:p>
      <text:p text:style-name="P58"/>
      <text:p text:style-name="P125">AB = 5;<text:tab/>BA = -5.</text:p>
      <text:p text:style-name="P125"/>
      <text:p text:style-name="P125"/>
      <text:p text:style-name="P58"><text:soft-page-break/>Задача <text:span text:style-name="T71">2</text:span>.</text:p>
      <text:p text:style-name="P58"/>
      <text:p text:style-name="P125">B = -<text:span text:style-name="T72">4 — 3 = -7</text:span>.</text:p>
      <text:p text:style-name="P125"/>
      <text:p text:style-name="P58">Задача <text:span text:style-name="T71">3</text:span>.</text:p>
      <text:p text:style-name="P58"/>
      <text:p text:style-name="P125"><text:span text:style-name="T73">A = 4 + 6 = 10</text:span>.</text:p>
      <text:p text:style-name="P125"/>
      <text:p text:style-name="P125"/>
      <text:p text:style-name="P22">§ <text:span text:style-name="T68">12</text:span></text:p>
      <text:p text:style-name="P22"/>
      <text:p text:style-name="P22">Упражнения</text:p>
      <text:p text:style-name="P22"/>
      <text:p text:style-name="P126">1. -15.<text:tab/><text:tab/>2. 35.<text:tab/><text:tab/>3. -10.<text:tab/><text:tab/>4. 0.</text:p>
      <text:p text:style-name="P126"/>
      <text:p text:style-name="P126">5. 5.<text:tab/><text:tab/>6. -<text:span text:style-name="T74">2</text:span>8.</text:p>
      <text:p text:style-name="P126"/>
      <text:p text:style-name="P126">7. x = -3.<text:tab/>8. x = -7.<text:tab/>9. x = 100<text:tab/>10. x = 0.</text:p>
      <text:p text:style-name="P126"/>
      <text:p text:style-name="P126"/>
      <text:p text:style-name="P169">§ <text:span text:style-name="T68">14</text:span></text:p>
      <text:p text:style-name="P169"/>
      <text:p text:style-name="P169">Упражнения</text:p>
      <text:p text:style-name="P169"/>
      <text:p text:style-name="P172">1.</text:p>
      <text:p text:style-name="P172"/>
      <text:p text:style-name="P172">-3<text:span text:style-name="T54">4</text:span><text:span text:style-name="T75"> — 2</text:span><text:span text:style-name="T54">3</text:span><text:span text:style-name="T75"> = </text:span><text:span text:style-name="T76">73</text:span><text:span text:style-name="T75">;<text:tab/><text:tab/>-3</text:span><text:span text:style-name="T54">4</text:span><text:span text:style-name="T75"> — (-2</text:span><text:span text:style-name="T54">3</text:span><text:span text:style-name="T75">) = </text:span><text:span text:style-name="T76">89</text:span><text:span text:style-name="T75">;<text:tab/>3</text:span><text:span text:style-name="T54">4</text:span><text:span text:style-name="T75"> - (-2</text:span><text:span text:style-name="T54">3</text:span><text:span text:style-name="T75">) = 89;<text:tab/><text:tab/>3</text:span><text:span text:style-name="T54">4</text:span><text:span text:style-name="T75"> — 2</text:span><text:span text:style-name="T54">3</text:span><text:span text:style-name="T75"> = 73.</text:span></text:p>
      <text:p text:style-name="P171"><text:span text:style-name="T75"/></text:p>
      <text:p text:style-name="P172"><text:span text:style-name="T75">2.</text:span></text:p>
      <text:p text:style-name="P172"><text:span text:style-name="T75"/></text:p>
      <text:p text:style-name="P172"><text:span text:style-name="T75">-</text:span><text:span text:style-name="T76">2</text:span><text:span text:style-name="T56">3</text:span><text:span text:style-name="T76"> - (-2) = -</text:span><text:span text:style-name="T77">6;<text:tab/><text:tab/>-1,5</text:span><text:span text:style-name="T57">3 </text:span><text:span text:style-name="T77">- (-1,5) = -1,875;<text:tab/><text:tab/>-1</text:span><text:span text:style-name="T57">3</text:span><text:span text:style-name="T77"> - (-1) = 0;<text:tab/><text:tab/></text:span></text:p>
      <text:p text:style-name="P172"><text:span text:style-name="T77">(-</text:span><text:span text:style-name="T77"><draw:frame draw:style-name="fr1" draw:name="Object68" text:anchor-type="as-char" svg:y="-0.619cm" svg:width="0.497cm" svg:height="0.998cm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7">)</text:span><text:span text:style-name="T57">3</text:span><text:span text:style-name="T77"> - (-</text:span><text:span text:style-name="T77"><draw:frame draw:style-name="fr1" draw:name="Object70" text:anchor-type="as-char" svg:y="-0.619cm" svg:width="0.497cm" svg:height="0.998cm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77">) = </text:span><text:span text:style-name="T77"><draw:frame draw:style-name="fr1" draw:name="Object71" text:anchor-type="as-char" svg:y="-0.619cm" svg:width="0.506cm" svg:height="0.998cm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78">= 0,375</text:span><text:span text:style-name="T77">;<text:tab/>0</text:span><text:span text:style-name="T57">3</text:span><text:span text:style-name="T77"> — 0 = 0;<text:tab/>0,5</text:span><text:span text:style-name="T57">3</text:span><text:span text:style-name="T77"> — 0,5 = -</text:span><text:span text:style-name="T78">0,375;<text:tab/>1,5</text:span><text:span text:style-name="T58">3</text:span><text:span text:style-name="T78"> — 1,5 = 1,875;</text:span></text:p>
      <text:p text:style-name="P172"><text:span text:style-name="T78">2</text:span><text:span text:style-name="T58">3</text:span><text:span text:style-name="T78"> — 2 = 6.</text:span></text:p>
      <text:p text:style-name="P174"><text:span text:style-name="T78"/></text:p>
      <text:p text:style-name="P175"><text:span text:style-name="T78">3.</text:span></text:p>
      <text:p text:style-name="P175"><text:span text:style-name="T78"/></text:p>
      <text:p text:style-name="P173"><text:span text:style-name="T79">(</text:span><text:span text:style-name="T77">-</text:span><text:span text:style-name="T79">1)</text:span><text:span text:style-name="T59">n</text:span><text:span text:style-name="T79"> = 1, если n чётное число, (</text:span><text:span text:style-name="T77">-</text:span><text:span text:style-name="T79">1)</text:span><text:span text:style-name="T59">n</text:span><text:span text:style-name="T79"> = -1, если n нечётное число.</text:span></text:p>
      <text:p text:style-name="P173"><text:span text:style-name="T79"/></text:p>
      <text:p text:style-name="P173"><text:span text:style-name="T79"/></text:p>
      <text:p text:style-name="P170">§ <text:span text:style-name="T68">15</text:span></text:p>
      <text:p text:style-name="P170"/>
      <text:p text:style-name="P170"><text:span text:style-name="T79">Упражнения</text:span></text:p>
      <text:p text:style-name="P170"><text:span text:style-name="T79"/></text:p>
      <text:p text:style-name="P176"><text:span text:style-name="T79">1.</text:span></text:p>
      <text:p text:style-name="P179"><text:span text:style-name="T75"/></text:p>
      <text:p text:style-name="P179"><text:span text:style-name="T75">1.</text:span></text:p>
      <text:p text:style-name="P177"><text:span text:style-name="T81"/></text:p>
      <text:p text:style-name="P178"><text:span text:style-name="T75">2.</text:span></text:p>
      <text:p text:style-name="P178"><text:span text:style-name="T80"/></text:p>
      <text:p text:style-name="P178"><text:span text:style-name="T75">0.</text:span></text:p>
      <text:p text:style-name="P178"><text:span text:style-name="T75"/></text:p>
      <text:p text:style-name="P178"><text:soft-page-break/><text:span text:style-name="T75">3.</text:span></text:p>
      <text:p text:style-name="P178"><text:span text:style-name="T75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180">x</text:p>
          </table:table-cell>
          <table:table-cell table:style-name="Table10.B1" office:value-type="string">
            <text:p text:style-name="P147">-<text:span text:style-name="T82">3</text:span></text:p>
          </table:table-cell>
          <table:table-cell table:style-name="Table10.B1" office:value-type="string">
            <text:p text:style-name="P147">-<text:span text:style-name="T82">2</text:span></text:p>
          </table:table-cell>
          <table:table-cell table:style-name="Table10.B1" office:value-type="string">
            <text:p text:style-name="P147"><draw:frame draw:style-name="fr1" draw:name="Object73" text:anchor-type="as-char" svg:y="-0.619cm" svg:width="0.847cm" svg:height="0.998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147"><draw:frame draw:style-name="fr1" draw:name="Object74" text:anchor-type="as-char" svg:y="-0.619cm" svg:width="0.87cm" svg:height="0.998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147">-<text:span text:style-name="T82">1,1</text:span></text:p>
          </table:table-cell>
          <table:table-cell table:style-name="Table10.B1" office:value-type="string">
            <text:p text:style-name="P147">-<text:span text:style-name="T82">0,9</text:span></text:p>
          </table:table-cell>
          <table:table-cell table:style-name="Table10.B1" office:value-type="string">
            <text:p text:style-name="P147">-<text:span text:style-name="T82">0,5</text:span></text:p>
          </table:table-cell>
          <table:table-cell table:style-name="Table10.B1" office:value-type="string">
            <text:p text:style-name="P180">0</text:p>
          </table:table-cell>
          <table:table-cell table:style-name="Table10.B1" office:value-type="string">
            <text:p text:style-name="P180">0,5</text:p>
          </table:table-cell>
          <table:table-cell table:style-name="Table10.B1" office:value-type="string">
            <text:p text:style-name="P180">0,9</text:p>
          </table:table-cell>
          <table:table-cell table:style-name="Table10.B1" office:value-type="string">
            <text:p text:style-name="P180">1,1</text:p>
          </table:table-cell>
          <table:table-cell table:style-name="Table10.B1" office:value-type="string">
            <text:p text:style-name="P147"><draw:frame draw:style-name="fr1" draw:name="Object75" text:anchor-type="as-char" svg:y="-0.619cm" svg:width="0.524cm" svg:height="0.998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147"><draw:frame draw:style-name="fr1" draw:name="Object76" text:anchor-type="as-char" svg:y="-0.619cm" svg:width="0.503cm" svg:height="0.998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180">2</text:p>
          </table:table-cell>
          <table:table-cell table:style-name="Table10.B1" office:value-type="string">
            <text:p text:style-name="P180">3</text:p>
          </table:table-cell>
        </table:table-row>
        <table:table-row>
          <table:table-cell table:style-name="Table10.A2" office:value-type="string">
            <text:p text:style-name="P147"><draw:frame draw:style-name="fr1" draw:name="Object72" text:anchor-type="as-char" svg:y="-0.619cm" svg:width="1.208cm" svg:height="1.058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77" text:anchor-type="as-char" svg:y="-0.619cm" svg:width="0.506cm" svg:height="0.998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78" text:anchor-type="as-char" svg:y="-0.619cm" svg:width="0.503cm" svg:height="0.998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79" text:anchor-type="as-char" svg:y="-0.619cm" svg:width="0.506cm" svg:height="0.998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0" text:anchor-type="as-char" svg:y="-0.619cm" svg:width="0.714cm" svg:height="0.998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183"><draw:frame draw:style-name="fr1" draw:name="Object81" text:anchor-type="as-char" svg:y="-0.619cm" svg:width="0.907cm" svg:height="0.998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2" text:anchor-type="as-char" svg:y="-0.619cm" svg:width="1.064cm" svg:height="0.998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3" text:anchor-type="as-char" svg:y="-0.619cm" svg:width="0.847cm" svg:height="0.998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182">0</text:p>
          </table:table-cell>
          <table:table-cell table:style-name="Table10.B2" office:value-type="string">
            <text:p text:style-name="P147"><draw:frame draw:style-name="fr1" draw:name="Object84" text:anchor-type="as-char" svg:y="-0.619cm" svg:width="0.503cm" svg:height="0.998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5" text:anchor-type="as-char" svg:y="-0.619cm" svg:width="0.72cm" svg:height="0.998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6" text:anchor-type="as-char" svg:y="-0.619cm" svg:width="1.252cm" svg:height="0.99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7" text:anchor-type="as-char" svg:y="-0.619cm" svg:width="1.058cm" svg:height="0.998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8" text:anchor-type="as-char" svg:y="-0.619cm" svg:width="0.852cm" svg:height="0.998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89" text:anchor-type="as-char" svg:y="-0.619cm" svg:width="0.847cm" svg:height="0.998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147"><draw:frame draw:style-name="fr1" draw:name="Object90" text:anchor-type="as-char" svg:y="-0.619cm" svg:width="0.85cm" svg:height="0.998cm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78"><text:span text:style-name="T75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1-10T19:12:24.896520702</dc:date>
    <dc:creator>Игорь </dc:creator>
    <meta:editing-duration>PT7H6M38S</meta:editing-duration>
    <meta:editing-cycles>74</meta:editing-cycles>
    <meta:generator>LibreOffice/6.1.1.2$MacOSX_X86_64 LibreOffice_project/5d19a1bfa650b796764388cd8b33a5af1f5baa1b</meta:generator>
    <meta:document-statistic meta:table-count="10" meta:image-count="0" meta:object-count="90" meta:page-count="13" meta:paragraph-count="534" meta:word-count="1712" meta:character-count="5869" meta:non-whitespace-character-count="4503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